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tatin: No</text:p>
          </table:table-cell>
          <table:table-cell office:value-type="string" calcext:value-type="string">
            <text:p>Statin: Yes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6058" calcext:value-type="float">
            <text:p>6058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9.4(5.1)</text:p>
          </table:table-cell>
          <table:table-cell office:value-type="string" calcext:value-type="string">
            <text:p>9.2(5.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ochen Wang</meta:initial-creator>
    <meta:creation-date>2016-06-16T00:33:17.785270462</meta:creation-date>
    <dc:date>2016-06-16T00:36:51.211721719</dc:date>
    <dc:creator>Chaochen Wang</dc:creator>
    <meta:editing-duration>PT3M34S</meta:editing-duration>
    <meta:editing-cycles>1</meta:editing-cycles>
    <meta:document-statistic meta:table-count="1" meta:cell-count="9" meta:object-count="0"/>
    <meta:generator>LibreOffice/5.1.3.2$Linux_X86_64 LibreOffice_project/10m0$Build-2</meta:generator>
  </office:meta>
</office:document-meta>
</file>